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800000118888EAFD9F6DCA32F.png" manifest:media-type="image/png"/>
  <manifest:file-entry manifest:full-path="Pictures/100000000000021C0000022B4A6954F804E68BC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wiss"/>
    <style:font-face style:name="Arial3" svg:font-family="Arial" style:font-adornments="Regular"/>
    <style:font-face style:name="Arial4" svg:font-family="Arial" style:font-adornments="Regular" style:font-pitch="fixed"/>
    <style:font-face style:name="Arial5" svg:font-family="Arial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Helvetica2" svg:font-family="Helvetica" style:font-adornments="Regular" style:font-family-generic="swiss" style:font-pitch="fixed"/>
    <style:font-face style:name="Helvetica3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Source Code Pro2" svg:font-family="'Source Code Pro'" style:font-adornments="Regular" style:font-pitch="variable"/>
    <style:font-face style:name="Source Code Pro3" svg:font-family="'Source Code Pro'" style:font-adornments="Regular" style:font-pitch="fixed"/>
    <style:font-face style:name="Source Code Pro4" svg:font-family="'Source Code Pro'" style:font-adornments="Regular" style:font-family-generic="swiss" style:font-pitch="fixed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ゴシック2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.002cm"/>
    </style:style>
    <style:style style:name="gr4" style:family="graphic" style:parent-style-name="standard">
      <style:graphic-properties draw:stroke="none" svg:stroke-color="#000000" draw:fill="solid" draw:fill-color="#586e75" draw:auto-grow-height="true" draw:auto-grow-width="false" fo:max-height="0cm" fo:min-height="4.005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586e75" draw:auto-grow-height="true" draw:auto-grow-width="false" fo:max-height="0cm" fo:min-height="2.714cm"/>
      <style:paragraph-properties style:writing-mode="lr-tb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text-indent="0cm"/>
      <style:text-properties fo:hyphenate="false" loext:hyphenation-no-caps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3pt" style:font-size-asian="23pt" style:font-size-complex="23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solid" draw:fill-color="#586e75"/>
      <style:paragraph-properties style:writing-mode="lr-tb"/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36pt" fo:font-weight="bold" style:font-weight-asian="bold" style:font-weight-complex="bold"/>
    </style:style>
    <style:style style:name="P16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7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9pt" fo:letter-spacing="normal" fo:language="en" fo:country="US" fo:font-style="normal" style:text-underline-style="none" fo:font-weight="bold" style:font-name-asian="ＭＳ Ｐゴシック2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3pt" fo:letter-spacing="normal" fo:language="en" fo:country="US" fo:font-style="normal" style:text-underline-style="none" fo:font-weight="normal" style:font-name-asian="ＭＳ Ｐゴシック2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5.3999996185303pt" fo:letter-spacing="normal" fo:language="en" fo:country="US" fo:font-style="normal" style:text-underline-style="none" fo:font-weight="normal" style:font-name-asian="ＭＳ Ｐゴシック2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bold" style:letter-kerning="true" fo:background-color="transparent" style:font-name-asian="ＭＳ Ｐゴシック2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3pt" style:font-size-asian="23pt" style:font-size-complex="23pt"/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size="23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Helvetica1" fo:font-size="16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b58900" loext:opacity="100%" fo:font-weight="normal" style:font-weight-asian="normal" style:font-weight-complex="normal"/>
    </style:style>
    <style:style style:name="T10" style:family="text">
      <style:text-properties fo:color="#859900" loext:opacity="100%"/>
    </style:style>
    <style:style style:name="T11" style:family="text">
      <style:text-properties fo:font-variant="normal" fo:text-transform="none" fo:color="#b58900" loext:opacity="100%" style:text-outline="false" style:text-line-through-style="none" style:text-line-through-type="none" style:font-name="Source Code Pro3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3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59900" loext:opacity="100%" style:text-outline="false" style:text-line-through-style="none" style:text-line-through-type="none" style:font-name="Source Code Pro3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Source Code Pro3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5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p text:style-name="P4"><text:span text:style-name="T2">Status / xdp_scheduler_tester</text:span></text:p>
              </text:list-item>
              <text:list-item>
                <text:p text:style-name="P4"><text:span text:style-name="T2">Plan for the next meeting</text:span></text:p>
              </text:list-item>
            </text:list>
          </draw:text-box>
        </draw:frame>
        <draw:custom-shape draw:name="TextBox 10" draw:style-name="gr1" draw:text-style-name="P7" draw:layer="layout" svg:width="22.2cm" svg:height="2.088cm" svg:x="1.5cm" svg:y="7.714cm">
          <text:p text:style-name="P6"><text:span text:style-name="T3">Status update and planning for next meeting</text:span></text:p>
          <text:p text:style-name="P6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3" presentation:style-name="pr4" draw:text-style-name="P2" draw:layer="layout" svg:width="21.589cm" svg:height="1.723cm" svg:x="1.906cm" svg:y="0.001cm" presentation:class="title" presentation:user-transformed="true">
          <draw:text-box>
            <text:list text:style-name="L4">
              <text:list-header>
                <text:p text:style-name="P9"><text:span text:style-name="T5">Status</text:span></text:p>
              </text:list-header>
            </text:list>
          </draw:text-box>
        </draw:frame>
        <draw:frame draw:name="Content Placeholder 2_4" presentation:style-name="pr5" draw:text-style-name="P11" draw:layer="layout" svg:width="22.986cm" svg:height="16.51cm" svg:x="1.906cm" svg:y="-0.676cm" presentation:class="outline" presentation:user-transformed="true">
          <draw:text-box>
            <text:list text:style-name="L4">
              <text:list-header>
                <text:p text:style-name="P9"><text:span text:style-name="T6"/></text:p>
                <text:p text:style-name="P10"><text:span text:style-name="T6"/></text:p>
              </text:list-header>
              <text:list-item>
                <text:p text:style-name="P10">ESPRESSObin pull-request merged</text:p>
              </text:list-item>
              <text:list-item>
                <text:p xml:id="id1" text:id="id1" text:style-name="P10"><text:span text:style-name="T7">xdp_scheduler_tester: Is now available on Github:</text:span></text:p>
                <text:list>
                  <text:list-item>
                    <text:p xml:id="id2" text:id="id2" text:style-name="P10"><text:span text:style-name="T8">https://github.com/freysteinn/linux-xdp/tree/xdp_scheduler_tester</text:span></text:p>
                  </text:list-item>
                  <text:list-item>
                    <text:p xml:id="id3" text:id="id3" text:style-name="P10"><text:span text:style-name="T7">An example FIFO test case:</text:span></text:p>
                    <text:p text:style-name="P10"><text:span text:style-name="T7"/></text:p>
                    <text:p text:style-name="P10"><text:span text:style-name="T7"/></text:p>
                    <text:p text:style-name="P10"><text:span text:style-name="T7"/></text:p>
                  </text:list-item>
                  <text:list-item>
                    <text:p xml:id="id4" text:id="id4" text:style-name="P10"><text:span text:style-name="T7">Example usage:</text:span></text:p>
                    <text:list>
                      <text:list-header>
                        <text:p text:style-name="P10"><text:span text:style-name="T7"/></text:p>
                        <text:p text:style-name="P10"><text:span text:style-name="T7"/></text:p>
                        <text:p text:style-name="P10"><text:span text:style-name="T7"/></text:p>
                      </text:list-header>
                    </text:list>
                  </text:list-item>
                </text:list>
                <text:p text:style-name="P10"><text:span text:style-name="T6"/></text:p>
              </text:list-item>
            </text:list>
          </draw:text-box>
        </draw:frame>
        <draw:frame draw:style-name="gr3" draw:text-style-name="P12" draw:layer="layout" svg:width="0.502cm" svg:height="1.187cm" svg:x="1.27cm" svg:y="6.42cm">
          <draw:text-box>
            <text:p/>
          </draw:text-box>
        </draw:frame>
        <draw:frame draw:style-name="gr4" draw:text-style-name="P14" xml:id="id5" draw:id="id5" draw:layer="layout" svg:width="15.24cm" svg:height="4.255cm" svg:x="4.794cm" svg:y="7.467cm">
          <draw:text-box>
            <text:p><text:span text:style-name="T9">udp <text:s text:c="8"/>dst</text:span> port=<text:span text:style-name="T10">8000</text:span> ip=<text:span text:style-name="T10">::1</text:span></text:p>
            <text:p text:style-name="P13"><text:span text:style-name="T11">udp <text:s text:c="8"/>dst</text:span><text:span text:style-name="T12"> port=</text:span><text:span text:style-name="T13">8001</text:span><text:span text:style-name="T12"> ip=</text:span><text:span text:style-name="T13">::1</text:span></text:p>
            <text:p text:style-name="P13"><text:span text:style-name="T11">udp <text:s text:c="8"/>dst</text:span><text:span text:style-name="T12"> port=</text:span><text:span text:style-name="T13">8000</text:span><text:span text:style-name="T12"> ip=</text:span><text:span text:style-name="T13">::1</text:span></text:p>
            <text:p text:style-name="P13"><text:span text:style-name="T11">dequeue udp dst </text:span><text:span text:style-name="T12">port=</text:span><text:span text:style-name="T13">8000</text:span><text:span text:style-name="T12"> ip=</text:span><text:span text:style-name="T13">::1</text:span></text:p>
            <text:p text:style-name="P13"><text:span text:style-name="T11">dequeue udp dst </text:span><text:span text:style-name="T12">port=</text:span><text:span text:style-name="T13">8001</text:span><text:span text:style-name="T12"> ip=</text:span><text:span text:style-name="T13">::1</text:span></text:p>
            <text:p text:style-name="P13"><text:span text:style-name="T11">dequeue udp dst </text:span><text:span text:style-name="T12">port=</text:span><text:span text:style-name="T13">8000</text:span><text:span text:style-name="T12"> ip=</text:span><text:span text:style-name="T13">::1</text:span></text:p>
          </draw:text-box>
        </draw:frame>
        <draw:frame draw:style-name="gr5" draw:text-style-name="P14" xml:id="id6" draw:id="id6" draw:layer="layout" svg:width="15.24cm" svg:height="2.964cm" svg:x="4.794cm" svg:y="13.268cm">
          <draw:text-box>
            <text:p><text:span text:style-name="T11">bash-5.1#</text:span><text:span text:style-name="T14"> ./xdp_scheduler_tester -f ./xdp_pifo.trace</text:span></text:p>
            <text:p><text:span text:style-name="T14">dequeue udp eth proto=2 dst port=8081:4:</text:span></text:p>
            <text:p><text:span text:style-name="T14">Expected UDP destination port 8081 but found 8080</text:span></text:p>
            <text:p text:style-name="P13"><text:span text:style-name="T11">bash-5.1#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1" presentation:style-name="pr4" draw:text-style-name="P15" draw:layer="layout" svg:width="21.589cm" svg:height="1.723cm" svg:x="1.906cm" svg:y="0.001cm" presentation:class="title" presentation:user-transformed="true">
          <draw:text-box>
            <text:p><text:span text:style-name="T15">Plan for next meeting and questions</text:span></text:p>
          </draw:text-box>
        </draw:frame>
        <draw:frame draw:name="Content Placeholder 2_1" presentation:style-name="pr5" draw:text-style-name="P17" draw:layer="layout" svg:width="23.24cm" svg:height="16.764cm" svg:x="1.906cm" svg:y="0.47cm" presentation:class="outline" presentation:user-transformed="true">
          <draw:text-box>
            <text:list text:style-name="L4">
              <text:list-header>
                <text:p text:style-name="P9"><text:span text:style-name="T16"/></text:p>
              </text:list-header>
              <text:list-item>
                <text:p text:style-name="P16"><text:span text:style-name="T16">Plan</text:span></text:p>
                <text:list>
                  <text:list-item>
                    <text:p text:style-name="P10"><text:span text:style-name="T16">Finish </text:span><text:span text:style-name="T7">xdp_scheduler_tester</text:span></text:p>
                    <text:list>
                      <text:list-item>
                        <text:p text:style-name="P10"><text:span text:style-name="T7">Add the schedulers from the queue-exp</text:span></text:p>
                      </text:list-item>
                      <text:list-item>
                        <text:p text:style-name="P10"><text:span text:style-name="T7">Add support for external BPF ELF binaries</text:span></text:p>
                      </text:list-item>
                    </text:list>
                  </text:list-item>
                  <text:list-item>
                    <text:p text:style-name="P10"><text:span text:style-name="T7">Add BPF code example to the technical report</text:span></text:p>
                  </text:list-item>
                  <text:list-item>
                    <text:p text:style-name="P10"><text:span text:style-name="T7">Add the scheduling algorithms to the technical report</text:span></text:p>
                  </text:list-item>
                </text:list>
              </text:list-item>
              <text:list-item>
                <text:p xml:id="id7" text:id="id7" text:style-name="P16"><text:span text:style-name="T16">Questions</text:span></text:p>
                <text:list>
                  <text:list-item>
                    <text:p xml:id="id8" text:id="id8" text:style-name="P10"><text:span text:style-name="T7">What would be the logical steps after finishing the </text:span><text:span text:style-name="T7">xdp_scheduler_tester?</text:span></text:p>
                    <text:list>
                      <text:list-item>
                        <text:p xml:id="id9" text:id="id9" text:style-name="P10"><text:span text:style-name="T7">Add the Dequeue hook to ESPRESSObin?</text:span></text:p>
                      </text:list-item>
                      <text:list-item>
                        <text:p xml:id="id10" text:id="id10" text:style-name="P10"><text:span text:style-name="T7">Does it make sense to benchmark using </text:span><text:span text:style-name="T7">bpf_prog_test_run_opts?</text:span></text:p>
                      </text:list-item>
                    </text:list>
                  </text:list-item>
                </text:list>
                <text:p text:style-name="P16"><text:span text:style-name="T1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wiss"/>
    <style:font-face style:name="Arial3" svg:font-family="Arial" style:font-adornments="Regular"/>
    <style:font-face style:name="Arial4" svg:font-family="Arial" style:font-adornments="Regular" style:font-pitch="fixed"/>
    <style:font-face style:name="Arial5" svg:font-family="Arial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Helvetica2" svg:font-family="Helvetica" style:font-adornments="Regular" style:font-family-generic="swiss" style:font-pitch="fixed"/>
    <style:font-face style:name="Helvetica3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Source Code Pro2" svg:font-family="'Source Code Pro'" style:font-adornments="Regular" style:font-pitch="variable"/>
    <style:font-face style:name="Source Code Pro3" svg:font-family="'Source Code Pro'" style:font-adornments="Regular" style:font-pitch="fixed"/>
    <style:font-face style:name="Source Code Pro4" svg:font-family="'Source Code Pro'" style:font-adornments="Regular" style:font-family-generic="swiss" style:font-pitch="fixed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ゴシック2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4pt" fo:letter-spacing="normal" fo:language="en" fo:country="US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1" fo:font-size="11pt" fo:letter-spacing="normal" fo:language="en" fo:country="US" fo:font-style="normal" style:text-underline-style="none" fo:font-weight="bold" style:font-name-asian="ＭＳ Ｐゴシック2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A6954F804E68BC9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001000000F800000118888EAFD9F6DCA32F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001000000F800000118888EAFD9F6DCA32F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001000000F800000118888EAFD9F6DCA32F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961</meta:editing-cycles>
    <meta:print-date>2012-08-19T23:11:28</meta:print-date>
    <meta:creation-date>2010-09-02T14:05:49</meta:creation-date>
    <dc:date>2022-01-31T16:00:07.564255717</dc:date>
    <meta:editing-duration>P7DT6H24M31S</meta:editing-duration>
    <meta:generator>LibreOffice/7.2.5.2.0$Linux_X86_64 LibreOffice_project/20$Build-2</meta:generator>
    <meta:document-statistic meta:object-count="69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